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57cm" fo:min-width="3.092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401cm" fo:min-width="3.31cm"/>
      <style:paragraph-properties style:writing-mode="lr-tb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2.413cm" svg:x="1.635cm" svg:y="2.27cm">
          <text:p text:style-name="P1">Prompt user</text:p>
          <text:p text:style-name="P1">for str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08cm" svg:height="2.413cm" svg:x="7.985cm" svg:y="2.27cm">
          <text:p text:style-name="P1">Encode with</text:p>
          <text:p text:style-name="P1">ROT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08cm" svg:height="2.413cm" svg:x="14.843cm" svg:y="2.27cm">
          <text:p text:style-name="P1">Output</text:p>
          <text:p text:style-name="P1">encryp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1.651cm" svg:x="2.27cm" svg:y="6.08cm">
          <text:p text:style-name="P1">store input()</text:p>
          <text:p text:style-name="P1">as str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1T10:32:46.441398864</meta:creation-date>
    <dc:date>2020-06-11T11:12:46.527196279</dc:date>
    <meta:editing-duration>PT29M50S</meta:editing-duration>
    <meta:editing-cycles>1</meta:editing-cycles>
    <meta:document-statistic meta:object-count="4"/>
    <meta:generator>LibreOffice/6.4.3.2$Linux_X86_64 LibreOffice_project/40$Build-2</meta:generator>
  </office:meta>
</office:document-meta>
</file>